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<text:s/>EEO</text:p>
      <text:p text:style-name="P1"/>
      <text:p text:style-name="P2"><text:a xlink:type="simple" xlink:href="mailto:christine.bahut-hourquebie@univ-angers.fr">christine.bahut-hourquebie@univ-angers.fr</text:a></text:p>
      <text:p text:style-name="P2"/>
      <text:p text:style-name="P2">page WEB <text:s/>TLFI <text:s/>trésor de la langue francaise informatisé</text:p>
      <text:p text:style-name="P2"/>
      <text:p text:style-name="P2">daniel porot site de création de cv à partir de d'un questionnaire pour baliser son contenu.</text:p>
      <text:p text:style-name="P2"/>
      <text:p text:style-name="P4">Mardi 9 octobre 201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1T10:18:22</meta:creation-date>
    <dc:date>2012-10-09T12:06:20</dc:date>
    <dc:creator>Compte etudiant</dc:creator>
    <meta:editing-duration>PT1H53M5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5" meta:word-count="32" meta:character-count="221" meta:non-whitespace-character-count="191"/>
  </office:meta>
</office:document-meta>
</file>